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style:letter-kerning="false" style:font-name-asian="Calibri2"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Calibri1" fo:font-size="10pt" fo:language="en" fo:country="US" style:font-size-asian="10pt" style:language-asian="en" style:country-asian="US" style:font-size-complex="10pt" style:language-complex="ar" style:country-complex="SA"/>
    </style:style>
    <style:style style:name="P4" style:family="paragraph" style:parent-style-name="Table_20_Contents">
      <style:paragraph-properties fo:text-align="justify" style:justify-single-word="false" fo:orphans="0" fo:widows="0"/>
      <style:text-properties style:font-name="Calibri1" fo:font-size="10pt" fo:font-weight="bold" style:font-size-asian="10pt" style:font-weight-asian="bold" style:font-size-complex="10pt" style:font-weight-complex="bold"/>
    </style:style>
    <style:style style:name="P5"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font-weight-complex="bold"/>
    </style:style>
    <style:style style:name="P6" style:family="paragraph" style:parent-style-name="Standard_20__28_user_29_">
      <style:paragraph-properties fo:text-align="justify" style:justify-single-word="false"/>
      <style:text-properties style:font-name="Calibri1" fo:font-size="10pt" fo:font-weight="bold" officeooo:rsid="001bc679" officeooo:paragraph-rsid="001bc679" style:font-size-asian="10pt" style:font-weight-asian="bold" style:font-size-complex="10pt" style:font-weight-complex="bold"/>
    </style:style>
    <style:style style:name="P7"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style>
    <style:style style:name="P8" style:family="paragraph" style:parent-style-name="Standard_20__28_user_29_">
      <style:text-properties style:font-name="Calibri1" fo:font-size="10pt" fo:font-weight="bold" style:font-size-asian="10pt" style:font-weight-asian="bold" style:font-size-complex="10pt"/>
    </style:style>
    <style:style style:name="P9" style:family="paragraph" style:parent-style-name="Table_20_Contents">
      <style:paragraph-properties fo:text-align="justify" style:justify-single-word="false" fo:orphans="0" fo:widows="0"/>
      <style:text-properties style:font-name="Calibri1" fo:font-size="10pt" style:font-size-asian="10pt" style:font-size-complex="10pt"/>
    </style:style>
    <style:style style:name="P10" style:family="paragraph" style:parent-style-name="Standard_20__28_user_29_">
      <style:paragraph-properties fo:text-align="justify" style:justify-single-word="false"/>
      <style:text-properties style:font-name="Calibri1" fo:font-size="10pt" style:font-size-asian="10pt" style:font-size-complex="10pt"/>
    </style:style>
    <style:style style:name="P11"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12"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Calibri1" fo:font-size="10pt" style:font-size-asian="10pt" style:font-size-complex="10pt"/>
    </style:style>
    <style:style style:name="P13" style:family="paragraph" style:parent-style-name="Standard_20__28_user_29_">
      <style:paragraph-properties fo:text-align="justify" style:justify-single-word="false"/>
      <style:text-properties style:font-name="Calibri1" fo:font-size="10pt" officeooo:paragraph-rsid="001ada26" style:font-size-asian="10pt" style:font-size-complex="10pt"/>
    </style:style>
    <style:style style:name="P14" style:family="paragraph" style:parent-style-name="Standard_20__28_user_29_">
      <style:paragraph-properties fo:margin-top="0in" fo:margin-bottom="0in" style:contextual-spacing="false"/>
      <style:text-properties style:font-name="Calibri1" fo:font-size="10pt" style:font-size-asian="10pt" style:font-size-complex="10pt"/>
    </style:style>
    <style:style style:name="P15" style:family="paragraph" style:parent-style-name="Standard_20__28_user_29_">
      <style:text-properties style:font-name="Calibri1" fo:font-size="10pt" style:font-size-asian="10pt" style:font-size-complex="10pt"/>
    </style:style>
    <style:style style:name="P16" style:family="paragraph" style:parent-style-name="Standard_20__28_user_29_">
      <style:paragraph-properties fo:text-align="justify" style:justify-single-word="false"/>
      <style:text-properties style:font-name="Calibri1" fo:font-size="10pt" officeooo:rsid="001bc679" officeooo:paragraph-rsid="001bc679" style:font-size-asian="10pt" style:font-size-complex="10pt"/>
    </style:style>
    <style:style style:name="P17" style:family="paragraph" style:parent-style-name="Standard_20__28_user_29_">
      <style:paragraph-properties fo:text-align="justify" style:justify-single-word="false"/>
      <style:text-properties style:font-name="Calibri1" fo:font-size="10pt" style:font-size-asian="10pt"/>
    </style:style>
    <style:style style:name="P18"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tyle-complex="italic" style:font-weight-complex="bold"/>
    </style:style>
    <style:style style:name="P19"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Standard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1" style:family="paragraph" style:parent-style-name="Standard_20__28_user_29_">
      <style:paragraph-properties fo:margin-top="0in" fo:margin-bottom="0in" style:contextual-spacing="false" fo:text-align="justify" style:justify-single-word="false"/>
      <style:text-properties style:font-name="Calibri1" fo:font-size="10pt" fo:font-style="italic" style:font-size-asian="10pt" style:font-style-asian="italic" style:font-size-complex="10pt" style:font-style-complex="italic"/>
    </style:style>
    <style:style style:name="P22" style:family="paragraph" style:parent-style-name="Standard_20__28_user_29_">
      <style:paragraph-properties fo:text-align="justify" style:justify-single-word="false"/>
      <style:text-properties style:font-name="Calibri1" fo:font-size="10pt" fo:font-style="italic" officeooo:rsid="0018b385" officeooo:paragraph-rsid="0018b385" style:font-size-asian="10pt" style:font-style-asian="italic" style:font-size-complex="10pt" style:font-style-complex="italic"/>
    </style:style>
    <style:style style:name="P23"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0b53a2" officeooo:paragraph-rsid="000b53a2" style:letter-kerning="false" style:font-name-asian="Calibri2" style:font-size-asian="8pt" style:language-asian="en" style:country-asian="US" style:font-size-complex="8pt" style:language-complex="ar" style:country-complex="SA"/>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1645b4" officeooo:paragraph-rsid="001645b4" style:letter-kerning="false" style:font-name-asian="Calibri2" style:font-size-asian="8pt" style:language-asian="en" style:country-asian="US" style:font-size-complex="8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02c81" officeooo:paragraph-rsid="00202c81" style:letter-kerning="false" style:font-name-asian="Calibri2" style:font-size-asian="8pt" style:language-asian="en" style:country-asian="US" style:font-size-complex="8pt" style:language-complex="ar" style:country-complex="SA"/>
    </style:style>
    <style:style style:name="P27" style:family="paragraph" style:parent-style-name="Heading_20_3">
      <style:text-properties style:font-name="Calibri1" fo:font-size="12pt" style:font-size-asian="12pt" style:font-size-complex="12pt"/>
    </style:style>
    <style:style style:name="P28" style:family="paragraph" style:parent-style-name="Standard_20__28_user_29_">
      <style:text-properties style:font-name="Calibri1" fo:font-size="12pt" fo:font-weight="bold" style:font-size-asian="12pt" style:font-weight-asian="bold" style:font-size-complex="12pt" style:font-weight-complex="bold"/>
    </style:style>
    <style:style style:name="P29"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2pt" style:font-weight-complex="bold"/>
    </style:style>
    <style:style style:name="P30"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0pt"/>
    </style:style>
    <style:style style:name="P31" style:family="paragraph" style:parent-style-name="Standard_20__28_user_29_">
      <style:paragraph-properties fo:text-align="center" style:justify-single-word="false"/>
      <style:text-properties style:font-name="Calibri1" fo:font-size="9pt" fo:font-style="italic" fo:font-weight="bold" style:font-size-asian="9pt" style:font-style-asian="italic" style:font-weight-asian="bold" style:font-size-complex="9pt" style:font-style-complex="italic" style:font-weight-complex="bold"/>
    </style:style>
    <style:style style:name="P32" style:family="paragraph" style:parent-style-name="Standard_20__28_user_29_">
      <style:paragraph-properties fo:text-align="justify" style:justify-single-word="false"/>
      <style:text-properties style:font-name="Calibri1"/>
    </style:style>
    <style:style style:name="P33" style:family="paragraph" style:parent-style-name="Standard_20__28_user_29_">
      <style:paragraph-properties fo:text-align="justify" style:justify-single-word="false">
        <style:tab-stops>
          <style:tab-stop style:position="6.1362in"/>
          <style:tab-stop style:position="6.1839in"/>
        </style:tab-stops>
      </style:paragraph-properties>
      <style:text-properties style:font-name="Calibri1"/>
    </style:style>
    <style:style style:name="P34"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text-properties style:font-name="Calibri1"/>
    </style:style>
    <style:style style:name="P35" style:family="paragraph" style:parent-style-name="Standard_20__28_user_29_">
      <style:paragraph-properties fo:margin-top="0in" fo:margin-bottom="0in" style:contextual-spacing="false" fo:text-align="justify" style:justify-single-word="false"/>
      <style:text-properties style:font-name="Calibri1"/>
    </style:style>
    <style:style style:name="P36" style:family="paragraph" style:parent-style-name="Standard_20__28_user_29_">
      <style:text-properties style:font-name="Calibri1"/>
    </style:style>
    <style:style style:name="P37" style:family="paragraph" style:parent-style-name="Standard_20__28_user_29_">
      <style:paragraph-properties fo:text-align="justify" style:justify-single-word="false"/>
      <style:text-properties style:font-name="Calibri1" fo:font-weight="bold" style:font-weight-asian="bold" style:font-size-complex="10pt"/>
    </style:style>
    <style:style style:name="P38" style:family="paragraph" style:parent-style-name="Standard_20__28_user_29_">
      <style:paragraph-properties fo:text-align="justify" style:justify-single-word="false"/>
      <style:text-properties style:font-name="Calibri1" fo:font-weight="bold" style:font-weight-asian="bold" style:font-size-complex="12pt" style:font-weight-complex="bold"/>
    </style:style>
    <style:style style:name="P3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0b53a2" officeooo:paragraph-rsid="000b53a2" style:letter-kerning="false" style:font-size-asian="8pt" style:font-size-complex="8pt" style:language-complex="ar" style:country-complex="SA"/>
    </style:style>
    <style:style style:name="P40"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style:letter-kerning="false" style:font-size-asian="8pt" style:font-size-complex="8pt" style:language-complex="ar" style:country-complex="SA"/>
    </style:style>
    <style:style style:name="P41"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1a389" officeooo:paragraph-rsid="0011a389" style:letter-kerning="false" style:font-size-asian="8pt" style:font-size-complex="8pt" style:language-complex="ar" style:country-complex="SA"/>
    </style:style>
    <style:style style:name="P42"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02c81" officeooo:paragraph-rsid="00202c81" style:letter-kerning="false" style:font-size-asian="8pt" style:font-size-complex="8pt" style:language-complex="ar" style:country-complex="SA"/>
    </style:style>
    <style:style style:name="P43"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645b4" officeooo:paragraph-rsid="001645b4" style:letter-kerning="false" style:font-size-asian="8pt" style:font-size-complex="8pt" style:language-complex="ar" style:country-complex="SA"/>
    </style:style>
    <style:style style:name="P44"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7fc69" officeooo:paragraph-rsid="0017fc69" style:letter-kerning="false" style:font-size-asian="8pt" style:font-size-complex="8pt" style:language-complex="ar" style:country-complex="SA"/>
    </style:style>
    <style:style style:name="P45"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5b68" officeooo:paragraph-rsid="00235b68" style:letter-kerning="false" style:font-size-asian="8pt" style:font-size-complex="8pt" style:language-complex="ar" style:country-complex="SA"/>
    </style:style>
    <style:style style:name="P46"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ae27" officeooo:paragraph-rsid="0023ae27" style:letter-kerning="false" style:font-size-asian="8pt" style:font-size-complex="8pt" style:language-complex="ar" style:country-complex="SA"/>
    </style:style>
    <style:style style:name="P47"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f70f" officeooo:paragraph-rsid="0023f70f" style:letter-kerning="false" style:font-size-asian="8pt" style:font-size-complex="8pt" style:language-complex="ar" style:country-complex="SA"/>
    </style:style>
    <style:style style:name="P48"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48227" officeooo:paragraph-rsid="00248227" style:letter-kerning="false" style:font-size-asian="8pt" style:font-size-complex="8pt" style:language-complex="ar" style:country-complex="SA"/>
    </style:style>
    <style:style style:name="P4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59bad" officeooo:paragraph-rsid="00259bad" style:letter-kerning="false" style:font-size-asian="8pt" style:font-size-complex="8pt" style:language-complex="ar" style:country-complex="SA"/>
    </style:style>
    <style:style style:name="P50"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35b68" officeooo:paragraph-rsid="00235b68" style:letter-kerning="false" style:font-name-asian="Calibri2" style:font-size-asian="8pt" style:language-asian="en" style:country-asian="US" style:font-size-complex="8pt" style:language-complex="ar" style:country-complex="SA"/>
    </style:style>
    <style:style style:name="P51"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48227" officeooo:paragraph-rsid="00248227" style:letter-kerning="false" style:font-name-asian="Calibri2" style:font-size-asian="8pt" style:language-asian="en" style:country-asian="US" style:font-size-complex="8pt" style:language-complex="ar" style:country-complex="SA"/>
    </style:style>
    <style:style style:name="P52"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59bad" officeooo:paragraph-rsid="00259bad" style:letter-kerning="false" style:font-name-asian="Calibri2" style:font-size-asian="8pt" style:language-asian="en" style:country-asian="US" style:font-size-complex="8pt" style:language-complex="ar" style:country-complex="SA"/>
    </style:style>
    <style:style style:name="P53" style:family="paragraph" style:parent-style-name="Standard_20__28_user_29_" style:list-style-name="WWNum1">
      <style:paragraph-properties fo:margin-top="0in" fo:margin-bottom="0in" style:contextual-spacing="false"/>
      <style:text-properties style:font-name="Calibri1" fo:font-size="10pt" style:font-size-asian="10pt" style:font-size-complex="10pt"/>
    </style:style>
    <style:style style:name="P54" style:family="paragraph" style:parent-style-name="Standard_20__28_user_29_" style:list-style-name="WWNum2">
      <style:paragraph-properties fo:margin-top="0in" fo:margin-bottom="0in" style:contextual-spacing="false" fo:text-align="justify" style:justify-single-word="false"/>
      <style:text-properties style:font-name="Calibri1" fo:font-size="10pt" style:font-size-asian="10pt" style:font-size-complex="10pt"/>
    </style:style>
    <style:style style:name="P55" style:family="paragraph" style:parent-style-name="Standard_20__28_user_29_" style:list-style-name="WWNum3">
      <style:paragraph-properties fo:margin-top="0in" fo:margin-bottom="0in" style:contextual-spacing="false" fo:text-align="justify" style:justify-single-word="false"/>
      <style:text-properties style:font-name="Calibri1" fo:font-size="10pt" style:font-size-asian="10pt" style:font-size-complex="10pt"/>
    </style:style>
    <style:style style:name="P56" style:family="paragraph" style:parent-style-name="Standard_20__28_user_29_" style:list-style-name="WWNum4">
      <style:paragraph-properties fo:margin-top="0in" fo:margin-bottom="0in" style:contextual-spacing="false" fo:text-align="justify" style:justify-single-word="false"/>
      <style:text-properties style:font-name="Calibri1" fo:font-size="10pt" style:font-size-asian="10pt" style:font-size-complex="10pt"/>
    </style:style>
    <style:style style:name="P57" style:family="paragraph" style:parent-style-name="Standard_20__28_user_29_" style:list-style-name="WWNum5">
      <style:paragraph-properties fo:margin-top="0in" fo:margin-bottom="0in" style:contextual-spacing="false" fo:text-align="justify" style:justify-single-word="false"/>
      <style:text-properties style:font-name="Calibri1" fo:font-size="10pt" style:font-size-asian="10pt" style:font-size-complex="10pt"/>
    </style:style>
    <style:style style:name="P58"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style:font-size-asian="10pt" style:font-size-complex="10pt"/>
    </style:style>
    <style:style style:name="P59"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officeooo:rsid="001a7fa2" officeooo:paragraph-rsid="001a7fa2" style:font-size-asian="10pt" style:font-size-complex="10pt"/>
    </style:style>
    <style:style style:name="P60" style:family="paragraph" style:parent-style-name="Standard_20__28_user_29_" style:list-style-name="WWNum6">
      <style:paragraph-properties fo:margin-top="0in" fo:margin-bottom="0in" style:contextual-spacing="false"/>
      <style:text-properties style:font-name="Calibri1"/>
    </style:style>
    <style:style style:name="P61" style:family="paragraph" style:parent-style-name="Standard_20__28_user_29_" style:list-style-name="WWNum8">
      <style:paragraph-properties fo:margin-top="0in" fo:margin-bottom="0in" style:contextual-spacing="false"/>
      <style:text-properties style:font-name="Calibri1"/>
    </style:style>
    <style:style style:name="P62" style:family="paragraph">
      <loext:graphic-properties draw:fill="solid" draw:fill-color="#a0a0a0"/>
      <style:paragraph-properties fo:text-align="center"/>
    </style:style>
    <style:style style:name="T1" style:family="text">
      <style:text-properties officeooo:rsid="000d26a9"/>
    </style:style>
    <style:style style:name="T2" style:family="text">
      <style:text-properties officeooo:rsid="000f15ab"/>
    </style:style>
    <style:style style:name="T3" style:family="text">
      <style:text-properties officeooo:rsid="00103bbd"/>
    </style:style>
    <style:style style:name="T4" style:family="text">
      <style:text-properties officeooo:rsid="00134d12"/>
    </style:style>
    <style:style style:name="T5" style:family="text">
      <style:text-properties officeooo:rsid="0019004b"/>
    </style:style>
    <style:style style:name="T6" style:family="text">
      <style:text-properties officeooo:rsid="0019bd0b"/>
    </style:style>
    <style:style style:name="T7" style:family="text">
      <style:text-properties officeooo:rsid="001a7fa2"/>
    </style:style>
    <style:style style:name="T8" style:family="text">
      <style:text-properties officeooo:rsid="001ada26"/>
    </style:style>
    <style:style style:name="T9" style:family="text">
      <style:text-properties officeooo:rsid="001bc679"/>
    </style:style>
    <style:style style:name="T10" style:family="text">
      <style:text-properties fo:font-size="10pt" style:font-size-asian="10pt" style:font-size-complex="10pt"/>
    </style:style>
    <style:style style:name="T11" style:family="text">
      <style:text-properties fo:font-size="10pt" officeooo:rsid="001bc679" style:font-size-asian="10pt" style:font-size-complex="10pt"/>
    </style:style>
    <style:style style:name="T12" style:family="text">
      <style:text-properties fo:font-size="10pt" officeooo:rsid="001a7fa2" style:font-size-asian="10pt" style:font-size-complex="10pt"/>
    </style:style>
    <style:style style:name="T1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fo:font-weight="bold" style:font-size-asian="10pt" style:font-style-asian="italic" style:font-weight-asian="bold" style:font-size-complex="10pt"/>
    </style:style>
    <style:style style:name="T1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8" style:family="text">
      <style:text-properties fo:font-style="italic" style:text-underline-style="solid" style:text-underline-width="auto" style:text-underline-color="font-color"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20cf43"/>
    </style:style>
    <style:style style:name="T21" style:family="text">
      <style:text-properties officeooo:rsid="0023ae27"/>
    </style:style>
    <style:style style:name="T22" style:family="text">
      <style:text-properties fo:font-style="normal" style:text-underline-style="none" style:font-style-asian="normal" style:font-style-complex="normal"/>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Combat</text:p>
        <text:p text:style-name="P17">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28"/>
        <text:p text:style-name="P28">Distance Scale</text:p>
        <text:p text:style-name="P17">Combat is played on a map of hexes. Each hex (since the hexes on most maps are one inch, a hex is often called an inch) represents 2 meters. To summarize:</text:p>
        <text:p text:style-name="P18">1 hex = 1” = 2 meters</text:p>
        <text:h text:style-name="P27" text:outline-level="3"/>
        <text:h text:style-name="P27" text:outline-level="3">Time Scale</text:h>
        <text:p text:style-name="P10">Combat is played in a series of turns called rounds. Each round represents a frame in a comic book, or a short descriptive passage in a novel. For those situations that need a more accurate representation of time, each round is about 3-5 seconds long.</text:p>
        <text:p text:style-name="P19">1 round = 3-5 seconds</text:p>
        <text:p text:style-name="P28"/>
        <text:p text:style-name="P28">Tactics</text:p>
        <text:p text:style-name="P10">Certain characters have talents or powers that give Tactics Points. When tactics points are earned, they are put into a pool for the entire team to use. Tactics points can be used as they are needed and can do the following:</text:p>
        <text:list xml:id="list2213500772" text:style-name="WWNum1">
          <text:list-item>
            <text:p text:style-name="P53">Reroll a failed attack</text:p>
          </text:list-item>
          <text:list-item>
            <text:p text:style-name="P53">Reroll a failed saving throw</text:p>
          </text:list-item>
          <text:list-item>
            <text:p text:style-name="P53">Force your opponent to reroll a successful attack against you</text:p>
          </text:list-item>
          <text:list-item>
            <text:p text:style-name="P53">Reroll a failed task</text:p>
          </text:list-item>
          <text:list-item>
            <text:p text:style-name="P53">Add one or more to an attack roll at the rate of +1/tactics point – you might use this instead of rerolling if you missed by 1 or 2</text:p>
          </text:list-item>
          <text:list-item>
            <text:p text:style-name="P53">Add one or more to a defense roll at the rate of +1/tactics point – you might use this instead of rerolling if you are just hit</text:p>
          </text:list-item>
        </text:list>
        <text:p text:style-name="P14"/>
        <text:p text:style-name="P28"/>
        <text:p text:style-name="P28">Initiative</text:p>
        <text:p text:style-name="P10">At the start of battle before the first combat round, each combatant generates their initiative score:</text:p>
        <text:p text:style-name="P31">Initiative Score = 1d12 + Reflex Bonus + Wit Bonus</text:p>
        <text:p text:style-name="P10">Ties are resolved in order of the combatants’ importance, The players are “heroes”, while creatures and NPCs have their importance shown in their monster listing.</text:p>
        <text:list text:style-name="WWNum2">
          <text:list-item>
            <text:p text:style-name="P54">Bosses</text:p>
          </text:list-item>
          <text:list-item>
            <text:p text:style-name="P54">Heroes</text:p>
          </text:list-item>
          <text:list-item>
            <text:p text:style-name="P54">Lieutenants</text:p>
          </text:list-item>
          <text:list-item>
            <text:p text:style-name="P54">Soldiers and Trained Agents</text:p>
          </text:list-item>
          <text:list-item>
            <text:p text:style-name="P54">Minions, Thugs, and Civilians</text:p>
          </text:list-item>
        </text:list>
        <text:p text:style-name="P11"/>
        <text:p text:style-name="P32"><text:span text:style-name="T10">Once the initiative order is set, it remains unchanged for the rest of the combat. However, before the start of any combat round, either side may </text:span><text:span text:style-name="T13">call for a new initiative roll</text:span><text:span text:style-name="T10"> by spending a tactics point or an energy. This will force all combatants to reroll initiative and use the new initiative order for subsequent combat rounds.</text:span></text:p>
        <text:p text:style-name="P10">If someone calls for a new initiative order, no one else can do so that round. Even if the new roll did not go your way, you are stuck with that order for at least one combat round.</text:p>
        <text:p text:style-name="P29">Surprise</text:p>
        <text:p text:style-name="P10">In certain situations, one side in a combat might surprise another. Conditions for surprise are up to the GM and should be based on the situation leading up to the conflict.</text:p>
        <text:p text:style-name="P10">The side that surprises its opponents gets a free round of action.</text:p>
        <text:p text:style-name="P10">The surprised side cannot act, but can use any appropriate defenses if they can see the attacks coming. Surprised defenders that cannot see the attacks coming can only use their Base Defense.</text:p>
        <text:p text:style-name="P10">The surprised side also loses its opportunity to make a tactics roll.</text:p>
        <text:p text:style-name="P28"/>
        <text:p text:style-name="P28">Actions, Half-Actions, and Free Actions</text:p>
        <text:p text:style-name="P10"><text:soft-page-break/>When it is your turn to act, you can perform a full action, or two half-actions. Additionally, any number of free actions can be taken during your turn.</text:p>
        <text:p text:style-name="P32"><text:span text:style-name="T10">A </text:span><text:span text:style-name="T13">full action</text:span><text:span text:style-name="T10">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55">Move your full movement allotment</text:p>
          </text:list-item>
          <text:list-item>
            <text:p text:style-name="P55">Use a sprint action to move 2x your movement allotment</text:p>
          </text:list-item>
          <text:list-item>
            <text:p text:style-name="P55">Activate a Full activation power</text:p>
          </text:list-item>
          <text:list-item>
            <text:p text:style-name="P55">Rummage through a pack</text:p>
          </text:list-item>
          <text:list-item>
            <text:p text:style-name="P55">Tie/Untie a knot</text:p>
          </text:list-item>
          <text:list-item>
            <text:p text:style-name="P55">Navigate an obstacle</text:p>
          </text:list-item>
          <text:list-item>
            <text:p text:style-name="P55">Open a stuck door</text:p>
          </text:list-item>
          <text:list-item>
            <text:p text:style-name="P55">Lift something really heavy</text:p>
          </text:list-item>
          <text:list-item>
            <text:p text:style-name="P55">Break out of a grapple</text:p>
          </text:list-item>
          <text:list-item>
            <text:p text:style-name="P55">Saw through a thick rope</text:p>
          </text:list-item>
        </text:list>
        <text:p text:style-name="P12"/>
        <text:p text:style-name="P32"><text:span text:style-name="T10">A </text:span><text:span text:style-name="T13">half-action</text:span><text:span text:style-name="T10"> is something that takes only a second or two. A combatant can perform two half-actions each round. Examples of half-actions include:</text:span></text:p>
        <text:list text:style-name="WWNum4">
          <text:list-item>
            <text:p text:style-name="P56">Move up to half your movement allotment (rounded up)</text:p>
          </text:list-item>
          <text:list-item>
            <text:p text:style-name="P56">Attack an opponent (ends your turn)</text:p>
          </text:list-item>
          <text:list-item>
            <text:p text:style-name="P56">Activate a Half, or Attack power</text:p>
          </text:list-item>
          <text:list-item>
            <text:p text:style-name="P56">Draw a weapon, or put a weapon away</text:p>
          </text:list-item>
          <text:list-item>
            <text:p text:style-name="P56">Stand up from a prone position</text:p>
          </text:list-item>
          <text:list-item>
            <text:p text:style-name="P56">Open an easy door</text:p>
          </text:list-item>
          <text:list-item>
            <text:p text:style-name="P56">Pick up a light object</text:p>
          </text:list-item>
          <text:list-item>
            <text:p text:style-name="P56">Cut a thin rope (requires a muscle check)</text:p>
          </text:list-item>
        </text:list>
        <text:p text:style-name="P12"/>
        <text:p text:style-name="P32"><text:span text:style-name="T10">A </text:span><text:span text:style-name="T13">free action</text:span><text:span text:style-name="T10"> requires no time and you are free to do them as needed during your turn. Examples include:</text:span></text:p>
        <text:list text:style-name="WWNum5">
          <text:list-item>
            <text:p text:style-name="P57">Speaking</text:p>
          </text:list-item>
          <text:list-item>
            <text:p text:style-name="P57">Drop an object on the ground</text:p>
          </text:list-item>
          <text:list-item>
            <text:p text:style-name="P57">Drop prone</text:p>
          </text:list-item>
          <text:list-item>
            <text:p text:style-name="P57">Activate a Free or Conditional power (if the power’s conditions are met)</text:p>
          </text:list-item>
        </text:list>
        <text:p text:style-name="P11"/>
        <text:p text:style-name="P28"/>
        <text:p text:style-name="P28">Holding Your Action</text:p>
        <text:p text:style-name="P32"><text:span text:style-name="T10">You do not have to act when it is your turn. Instead, you can </text:span><text:span text:style-name="T13">hold your action</text:span><text:span text:style-name="T10"> by either </text:span><text:span text:style-name="T13">delaying</text:span><text:span text:style-name="T10"> or </text:span><text:span text:style-name="T13">declaring</text:span><text:span text:style-name="T10"> your held action.</text:span></text:p>
        <text:p text:style-name="P33"><text:span text:style-name="T10">When you </text:span><text:span text:style-name="T13">delay an action,</text:span><text:span text:style-name="T10"> you wait and choose to act later in the initiative order. After each combatant takes their action, you have the option to use your delayed action and take your turn.</text:span></text:p>
        <text:p text:style-name="P34"><text:span text:style-name="T10">If you </text:span><text:span text:style-name="T13">declare your action,</text:span><text:span text:style-name="T10">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28"/>
        <text:p text:style-name="P28">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0">If you do flank your opponent when you attack, you get a +2 to your attack roll.</text:p>
        <text:p text:style-name="P10"/>
        <text:p text:style-name="P28">Attack Skills</text:p>
        <text:p text:style-name="P10"><text:soft-page-break/>You have three attack skills that come from your chosen fighting style. When you attack an opponent, the skill you use is based on the power you use.</text:p>
        <text:list text:style-name="WWNum6">
          <text:list-item>
            <text:p text:style-name="P60"><text:span text:style-name="T16">Strike</text:span><text:span text:style-name="T10"> – Used for melee and touch attack powers.</text:span></text:p>
          </text:list-item>
          <text:list-item>
            <text:p text:style-name="P60"><text:span text:style-name="T16">Shoot</text:span><text:span text:style-name="T10"> – Used for ranged attack powers.</text:span></text:p>
          </text:list-item>
          <text:list-item>
            <text:p text:style-name="P60"><text:span text:style-name="T16">Zap</text:span><text:span text:style-name="T10"> – Used for mental attack powers.</text:span></text:p>
          </text:list-item>
        </text:list>
        <text:p text:style-name="P28"/>
        <text:p text:style-name="P28">Defense Skills</text:p>
        <text:p text:style-name="P11">You have three defense skills from your chosen fighting style. The skill you use to defend depends on what type of attack is being used against you.</text:p>
        <text:p text:style-name="P11"/>
        <text:list text:style-name="WWNum8">
          <text:list-item>
            <text:p text:style-name="P61"><text:span text:style-name="T16">Block</text:span><text:span text:style-name="T10"> – Used to defend against melee attacks. </text:span><text:span text:style-name="T11">Can be used against ranged attacks if you are adjacent to your attacker.</text:span></text:p>
          </text:list-item>
          <text:list-item>
            <text:p text:style-name="P61"><text:span text:style-name="T16">Dodge</text:span><text:span text:style-name="T10"> – Used to defend against ranged, touch, or melee attacks.</text:span></text:p>
          </text:list-item>
          <text:list-item>
            <text:p text:style-name="P61"><text:span text:style-name="T16">Zap</text:span><text:span text:style-name="T10"> – Used to defend against any power that uses Zap as its attack skill.</text:span></text:p>
          </text:list-item>
        </text:list>
        <text:p text:style-name="P14"/>
        <text:p text:style-name="P28"/>
        <text:p text:style-name="P28">Multiple Attacks (Block and Dodge)</text:p>
        <text:p text:style-name="P11">You may defend as many times in a single round as is necessary. Each time, you can pick the defense skill that is most advantageous, as long as that defense skill is capable of avoiding the type of attack coming at you. </text:p>
        <text:p text:style-name="P11"/>
        <text:p text:style-name="P11">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1"/>
        <text:p text:style-name="P10">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5">At the end of the combat round, these penalties reset.</text:p>
        <text:p text:style-name="P36"><draw:rect text:anchor-type="as-char" style:rel-width="100%" draw:z-index="0" draw:name="Shape1" draw:style-name="gr1" draw:text-style-name="P62" svg:width="3.0004in" svg:height="0.0213in"><text:p/></draw:rect></text:p>
        <text:p text:style-name="P32"><text:span text:style-name="T13">Example</text:span><text:span text:style-name="T14">: Beetle is attacked by three thugs, each wielding a nasty club. Since both Block or Dodge can be used against melee attacks, Beetle can use either skill to defend himself. Beetle’s Block is 16 and his Dodge is only 10, so he will use block.</text:span></text:p>
        <text:p text:style-name="P20">Beetle blocks the first attack at a skill of 16, but he takes a -3 penalty against the second attack, and his defense is a 13. Against the third attack, Beetle can either block at a skill of 10 (16-6) or he could dodge using his Dodge of 10.</text:p>
        <text:p text:style-name="P35"><text:span text:style-name="T13">Another Example</text:span><text:span text:style-name="T14">: Beetle is now being attacked by three thugs using guns. He cannot use his high Block skill now; he has to use his Dodge of 10.</text:span></text:p>
        <text:p text:style-name="P21"/>
        <text:p text:style-name="P21">Beetle dodges the first attack with his skill of 10. The second attack he defends with a skill of 7 (10-3). Against the third attack, Beetle would take a -6 penalty, making his defense a 4, but since his Base Defense is a 6, he can not defend with a score lower than 6.</text:p>
        <text:p text:style-name="P35"><draw:rect text:anchor-type="as-char" style:rel-width="100%" draw:z-index="1" draw:name="Shape2" draw:style-name="gr1" draw:text-style-name="P62" svg:width="3.0004in" svg:height="0.0213in"><text:p/></draw:rect></text:p>
        <text:p text:style-name="P11"/>
        <text:p text:style-name="P28">Multiple Attacks (Zap)</text:p>
        <text:p text:style-name="P32"><text:span text:style-name="T10">Zap is the exception to this rule. Unlike Block and Dodge, your Zap defense actually gets better as it is used. Each time you are </text:span><text:span text:style-name="T13">hit</text:span><text:span text:style-name="T10"> with a zap attack, you get a +2 to future zap defenses. This bonus does not reset each round, but instead lasts until the end of the current battle.</text:span></text:p>
        <text:p text:style-name="P35"><text:span text:style-name="T13">Example</text:span><text:span text:style-name="T14">: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21"/>
        <text:p text:style-name="P21">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21"/>
        <text:p text:style-name="P21">Even later in the same battle, Mind Master tries to control Beetle again. Because Beetle has suffered <text:soft-page-break/>Zap attacks twice, he has a +4 to his Zap defense, and defends at a 17.</text:p>
        <text:p text:style-name="P21"/>
        <text:p text:style-name="P35"><draw:rect text:anchor-type="as-char" style:rel-width="100%" draw:z-index="2" draw:name="Shape3" draw:style-name="gr1" draw:text-style-name="P62" svg:width="3.0004in" svg:height="0.0213in"><text:p/></draw:rect></text:p>
        <text:p text:style-name="P11"/>
        <text:p text:style-name="P28">Hitting Your Opponent</text:p>
        <text:p text:style-name="P10">Hitting your opponent takes a skill test pitting the attacker’s weapon skill against the defense mode of the defender. If you do hit your opponent, you need to roll damage.</text:p>
        <text:p text:style-name="P29">Ranged Combat</text:p>
        <text:p text:style-name="P10">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5">Range Modifiers</text:p>
        <text:p text:style-name="P10">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5">Obstacles</text:p>
        <text:p text:style-name="P10">Intervening obstacles such as trees, boulders and bushes give a –1 to the attacker’s skill for each obstacle in the line of fire. Obstacles such as characters or animals that move unpredictably give a –2 to the attack roll.</text:p>
        <text:p text:style-name="P5">Firing into a Melee</text:p>
        <text:p text:style-name="P10">Characters firing into an existing melee take a -<text:span text:style-name="T9">2 </text:span>penalty. In addition, a missed shot has a 2 in 12 chance of hitting a friendly character.</text:p>
        <text:p text:style-name="P6">Firing when in Melee</text:p>
        <text:p text:style-name="P16">If you are engaged in melee while making a ranged attack, you take a -2 penalty to hit.</text:p>
        <text:p text:style-name="P5">Hitting a Spot</text:p>
        <text:p text:style-name="P10">Targeted area powers require the character to hit a spot rather than a character. The base defense of a hex-sized spot is 6.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4">Miss By</text:p>
            </table:table-cell>
            <table:table-cell table:style-name="Table1.B1" office:value-type="string">
              <text:p text:style-name="P4">Scatter</text:p>
            </table:table-cell>
          </table:table-row>
          <table:table-row table:style-name="Table1.1">
            <table:table-cell table:style-name="Table1.A2" office:value-type="string">
              <text:p text:style-name="P9">1-2</text:p>
            </table:table-cell>
            <table:table-cell table:style-name="Table1.B2" office:value-type="string">
              <text:p text:style-name="P9">1d4 hexes</text:p>
            </table:table-cell>
          </table:table-row>
          <table:table-row table:style-name="Table1.1">
            <table:table-cell table:style-name="Table1.A2" office:value-type="string">
              <text:p text:style-name="P9">3-6</text:p>
            </table:table-cell>
            <table:table-cell table:style-name="Table1.B2" office:value-type="string">
              <text:p text:style-name="P9">1d4+2 hexes</text:p>
            </table:table-cell>
          </table:table-row>
          <table:table-row table:style-name="Table1.1">
            <table:table-cell table:style-name="Table1.A2" office:value-type="string">
              <text:p text:style-name="P9">7+</text:p>
            </table:table-cell>
            <table:table-cell table:style-name="Table1.B2" office:value-type="string">
              <text:p text:style-name="P9">1d4+4 hexes</text:p>
            </table:table-cell>
          </table:table-row>
        </table:table>
        <text:p text:style-name="P10"/>
        <text:p text:style-name="P29">Touch Attacks</text:p>
        <text:p text:style-name="P32"><text:span text:style-name="T10">Some attacks will indicate that they are </text:span><text:span text:style-name="T15">Touch Attacks</text:span><text:span text:style-name="T10">. Touch attacks are resolved like a normal Strike, but they cannot be Blocked normally. Because blocking the attack would imply that the attacker has made contact with the defender in some way, touch attacks can only be Dodged.</text:span></text:p>
        <text:p text:style-name="P10">The exceptions to this rule would be characters who can block attacks without making physical contact. For instance, characters with Telekinesis may be able to block attacks with their powers and so no physical contact is implied.</text:p>
        <text:p text:style-name="P10">Weapons and shields are a little harder to adjudicate, and it probably depends on the power… In general, blocking with a weapon or a shield is not permitted. (NOTE: I will think about this more.)</text:p>
        <text:p text:style-name="P28"/>
        <text:p text:style-name="P28">Damage</text:p>
        <text:p text:style-name="P10">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10">The damage done is equal to the damage rolled on the damage dice, minus the amount of relevant armor the target has. Damage is either physical, energy or psychic, and armor has different effects against each type of damage.</text:p>
        <text:p text:style-name="P29">Effects of Damage</text:p>
        <text:p text:style-name="P10"><text:soft-page-break/>When you are hit, you subtract the final damage taken (after armor) from your hit point total. There are several possible effects of damage which are described below.</text:p>
        <text:p text:style-name="P37">Knock</text:p>
        <text:p text:style-name="P32"><text:span text:style-name="T10">Each damage die has the property of Knock. By default, damage dice, except for d4s, all have Knock(</text:span><text:span text:style-name="T12">1</text:span><text:span text:style-name="T10">), but certain powers modify this value. Damage dice that are d4 (or lower) have Knock(</text:span><text:span text:style-name="T12">0</text:span><text:span text:style-name="T10">) by default.</text:span></text:p>
        <text:p text:style-name="P10">Knock(<text:span text:style-name="T7">1)</text:span> means that if the die comes up with the two highest value (<text:span text:style-name="T7">ex</text:span>. a<text:span text:style-name="T7">n</text:span> <text:span text:style-name="T7">8</text:span> or 8 on a d8), then it knocks the target. Each damage die can knock, so if an attack does 3d8 damage, you can knock your target up to 3 times.</text:p>
        <text:p text:style-name="P7">Extra Knock</text:p>
        <text:p text:style-name="P13">Certain powers have extra knock. That means that <text:span text:style-name="T8">if you knock your target, you can roll extra dice</text:span> which do no damage, but possibly <text:span text:style-name="T8">increase</text:span> the <text:span text:style-name="T8">amount of knock the </text:span>target <text:span text:style-name="T8">suffers</text:span>. Extra knock dice are the same type of dice as the base power (not your stat die), and have the same knock chance.</text:p>
        <text:p text:style-name="P7">Knockback and Knockback Damage</text:p>
        <text:p text:style-name="P10">For each point of knock, roll 1d4. Your victim will be knocked back that many hexes in a straight line away from you. If they are knocked into a clear hex, they prone and take 1 point of physical damage per hex knocked.</text:p>
        <text:p text:style-name="P10">If they are knocked into an object or another character, then both your victim and the object/character take 1d4 physical damage for each hex traveled. This damage cannot exceed the damage of the original attack + 3/die of extra knock in the power.</text:p>
        <text:p text:style-name="P37">Impact</text:p>
        <text:p text:style-name="P10">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10"/>
        <text:p text:style-name="P10">Any effect that lasts through the character’s next action is removed once the character suffers a round with the affliction. Effects that last until recovery end when the character succeeds in a burn roll and regains a point of energy.</text:p>
        <text:p text:style-name="P37">Defeat</text:p>
        <text:p text:style-name="P32"><text:span text:style-name="T10">If you are reduced to zero hit points, you are on the </text:span><text:span text:style-name="T15">Brink of Defeat</text:span><text:span text:style-name="T10">.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10">Another way you can be defeated is to need to spend an energy when you have none. Once this happens, you are immediately reduced to -10 hit points, and are defeated.</text:p>
        <text:p text:style-name="P7">Revival</text:p>
        <text:p text:style-name="P10">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10">Characters revived in this fashion retain the energy they had when they were defeated, or one energy, whichever is greater.</text:p>
        <text:p text:style-name="P10">A character with a medical proficiency may attempt to revive a character on the brink of defeat by spending a round adjacent to the victim, and one <text:soft-page-break/>energy. They then make a skill test against DL 20. If they are successful, they revive the unconscious combatant with 2d4 hit points and 1 energy.</text:p>
        <text:p text:style-name="P10"/>
        <text:p text:style-name="P28">Energy</text:p>
        <text:p text:style-name="P10">You start combat with 6 Energy tokens. These are used to power your super abilities, but can also be used to give you an edge in combat.</text:p>
        <text:p text:style-name="P37">Energy Uses</text:p>
        <text:list xml:id="list144159362590761" text:continue-list="list2213500772" text:style-name="WWNum1">
          <text:list-item>
            <text:p text:style-name="P58"><text:span text:style-name="T5">Force a r</text:span>eroll <text:span text:style-name="T5">of all combatants’</text:span> initiative at the beginning of the round</text:p>
          </text:list-item>
          <text:list-item>
            <text:p text:style-name="P58">Reroll a failed attack</text:p>
          </text:list-item>
          <text:list-item>
            <text:p text:style-name="P58">Reroll a failed saving throw</text:p>
          </text:list-item>
          <text:list-item>
            <text:p text:style-name="P58">Force your opponent to reroll a successful attack against you</text:p>
          </text:list-item>
          <text:list-item>
            <text:p text:style-name="P58">Reroll a failed task</text:p>
          </text:list-item>
          <text:list-item>
            <text:p text:style-name="P58">Add one or more to an attack roll at the rate of +1/energy</text:p>
          </text:list-item>
          <text:list-item>
            <text:p text:style-name="P58">Add one or more to a defense roll at the rate of +1/energy</text:p>
          </text:list-item>
          <text:list-item>
            <text:p text:style-name="P58">During your turn you can spend <text:span text:style-name="T5">one</text:span> energy and regain 2d4 hit points</text:p>
          </text:list-item>
          <text:list-item>
            <text:p text:style-name="P59">When you are knocked, you can spend energy to reduce the knock by 1d4/energy</text:p>
          </text:list-item>
        </text:list>
        <text:p text:style-name="P11"/>
        <text:p text:style-name="P38">Burn and the Burn Roll</text:p>
        <text:p text:style-name="P10">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10">At the end of the round, every combatant must make a Burn Roll. Roll a d12. If the result is less than or equal to your burn rating, you lose 1 energy. If the result is 3 or more above your burn rating, you recover an energy. Otherwise, there is no change.</text:p>
        <text:p text:style-name="P10">Recovering energy can never take you above your maximum energy.</text:p>
        <text:p text:style-name="P7">Excess Burn</text:p>
        <text:p text:style-name="P10">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10">Once you resolve your burn roll and have paid the energy, your burn rating resets to 0 for the next round.</text:p>
        <text:p text:style-name="P7">Negative Burn</text:p>
        <text:p text:style-name="P10">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38">Automatic Recovery</text:p>
        <text:p text:style-name="P10">At the end of rounds 3, 6, 9, 12, and every three rounds thereafter, you automatically gain an energy after resolving your burn roll. This energy cannot take you above your max.</text:p>
        <text:p text:style-name="P22">Note: I might also have characters with a bonus to their Zap defense due to being hit with a Zap power to reduce this bonus by 2.</text:p>
        <text:p text:style-name="P30">Status Effects</text:p>
        <text:p text:style-name="P10">The effects of the Impact Chart, and many powers will impose status effects on their victims. Each status imposes some penalty to its victim, but also has rules pertaining to stacking multiple effects, and when the effect will end.</text:p>
        <text:p text:style-name="P37">Impact Effects</text:p>
        <text:p text:style-name="P10">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10">The other impact effects do stack, and last until you make a burn roll that allows you to recover an energy. In addition to recovering your energy, you can remove any lasting impact effects from which you are suffering.</text:p>
        <text:p text:style-name="P37"><text:soft-page-break/>Power Effects</text:p>
        <text:p text:style-name="P10">Power effects are trickier and each status has its own set of rules for stacking and ending.</text:p>
        <text:p text:style-name="P7">Saving Throws</text:p>
        <text:p text:style-name="P10">Some effects have initial saving throws that allow their targets to avoid the effect entirely. These are listed as one or more stats. The DL for saving throws is 18 unless the power has been enhanced with Save DL +2. If the stat is listed with a modifier, then apply that modifier to the victim’s saving throw. (i.e. Muscle+2 means add two to your Muscle stat and save vs. the power’s DL.)</text:p>
        <text:p text:style-name="P10">Regardless of other rules, failing an initial save means that, unless you or an ally has a power or trait that allows you to cancel that status, you will suffer its effect for at least one full combat action.</text:p>
        <text:p text:style-name="P7">Ongoing Saves</text:p>
        <text:p text:style-name="P10">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10">Bonuses to ongoing saves are cumulative. At the end of the first round, your save is +2. At the end of the second round, your save is +4, and +6 at the end of the third round.</text:p>
        <text:p text:style-name="P10">Statuses with ongoing saves will only affect their target for a maximum of 4 combat actions. If you are required to make an ongoing save with a bonus of +8, the status automatically ends instead.</text:p>
        <text:p text:style-name="P10">If the effect is Persistent then the victim gets a save each round, but no bonus is given to the save.</text:p>
        <text:p text:style-name="P7">Reapplying and Stacking</text:p>
        <text:p text:style-name="P10">Powers with ongoing saves that stack all end once the victim succeeds his ongoing save. The attacker is usually given the choice to either apply a stacking effect, or to reset the victims ongoing save bonus.</text:p>
        <text:p text:style-name="P10"/>
        <text:p text:style-name="P8">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ext:soft-page-break/>
          <table:table-row table:style-name="Table3.1">
            <table:table-cell table:style-name="Table3.A1" office:value-type="string">
              <text:p text:style-name="P23">Afraid</text:p>
            </table:table-cell>
            <table:table-cell table:style-name="Table3.A1" office:value-type="string">
              <text:list xml:id="list265994712" text:style-name="WWNum9">
                <text:list-item>
                  <text:p text:style-name="P39">You must flee from your target as quickly as possible, in a random direction, using whatever power allows you to move the highest distance.</text:p>
                </text:list-item>
                <text:list-item>
                  <text:p text:style-name="P39">If, in the direction you were forced to move, there is a way to duck behind something substantial, you may do so.</text:p>
                </text:list-item>
                <text:list-item>
                  <text:p text:style-name="P39">The GM might take control of your character to make you flee.</text:p>
                </text:list-item>
                <text:list-item>
                  <text:p text:style-name="P39">Once you make the first move away from the object of your fear, subsequent moves may be spent looking for a way to break line of sight. <text:span text:style-name="T2">However, you cannot move toward the object of your fear in any way.</text:span></text:p>
                </text:list-item>
                <text:list-item>
                  <text:p text:style-name="P39">Fear has <text:span text:style-name="T1">an</text:span> ongoing save.</text:p>
                </text:list-item>
                <text:list-item>
                  <text:p text:style-name="P39">Fear does not stack.</text:p>
                </text:list-item>
                <text:list-item>
                  <text:p text:style-name="P39">Fear ends <text:span text:style-name="T3">when you save or </text:span>when you begin one of your turns and can no longer see the object of your terror.</text:p>
                </text:list-item>
              </text:list>
            </table:table-cell>
          </table:table-row>
          <table:table-row table:style-name="Table3.1">
            <table:table-cell table:style-name="Table3.A3" office:value-type="string">
              <text:p text:style-name="P24">Apathetic</text:p>
            </table:table-cell>
            <table:table-cell table:style-name="Table3.A3" office:value-type="string">
              <text:list xml:id="list144160626899228" text:continue-numbering="true" text:style-name="WWNum9">
                <text:list-item>
                  <text:p text:style-name="P40">Accuracy -1</text:p>
                </text:list-item>
                <text:list-item>
                  <text:p text:style-name="P40">Initiative -1</text:p>
                </text:list-item>
                <text:list-item>
                  <text:p text:style-name="P40">Damage -2</text:p>
                </text:list-item>
                <text:list-item>
                  <text:p text:style-name="P40">Move -1</text:p>
                </text:list-item>
                <text:list-item>
                  <text:p text:style-name="P40">Search -4</text:p>
                </text:list-item>
                <text:list-item>
                  <text:p text:style-name="P40">Skills -4</text:p>
                </text:list-item>
                <text:list-item>
                  <text:p text:style-name="P40">Burn Reduction (2)</text:p>
                </text:list-item>
                <text:list-item>
                  <text:p text:style-name="P40">You have no zone of control, and never get disengage attacks.</text:p>
                </text:list-item>
                <text:list-item>
                  <text:p text:style-name="P40">Apathetic does not stack with itself, but instead the save resets.</text:p>
                </text:list-item>
                <text:list-item>
                  <text:p text:style-name="P40">Apathetic has an ongoing save.</text:p>
                </text:list-item>
              </text:list>
            </table:table-cell>
          </table:table-row>
          <table:table-row table:style-name="Table3.1">
            <table:table-cell table:style-name="Table3.A1" office:value-type="string">
              <text:p text:style-name="P24">Bleed(x)</text:p>
            </table:table-cell>
            <table:table-cell table:style-name="Table3.A1" office:value-type="string">
              <text:list xml:id="list144159334580034" text:continue-numbering="true" text:style-name="WWNum9">
                <text:list-item>
                  <text:p text:style-name="P40">You lose (x) hit point each round</text:p>
                </text:list-item>
                <text:list-item>
                  <text:p text:style-name="P40">Your burn rating is increased by (x)</text:p>
                </text:list-item>
                <text:list-item>
                  <text:p text:style-name="P40">Bleed stacks with itself.</text:p>
                </text:list-item>
                <text:list-item>
                  <text:p text:style-name="P40">Bleed does not have an ongoing save.</text:p>
                </text:list-item>
                <text:list-item>
                  <text:p text:style-name="P40">At the end of each round, if you gain energy on your burn roll, you can choose to lose the bleed status instead of gaining the energy.</text:p>
                </text:list-item>
                <text:list-item>
                  <text:p text:style-name="P40">Alternately, if someone uses a healing power on you, they can remove the bleed effect instead of returning hit points.</text:p>
                </text:list-item>
                <text:list-item>
                  <text:p text:style-name="P40">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24">Blind</text:p>
            </table:table-cell>
            <table:table-cell table:style-name="Table3.A1" office:value-type="string">
              <text:list xml:id="list144160205652039" text:continue-numbering="true" text:style-name="WWNum9">
                <text:list-item>
                  <text:p text:style-name="P40">Block -2</text:p>
                </text:list-item>
                <text:list-item>
                  <text:p text:style-name="P40">Strike -2</text:p>
                </text:list-item>
                <text:list-item>
                  <text:p text:style-name="P40">Dodge -4</text:p>
                </text:list-item>
                <text:list-item>
                  <text:p text:style-name="P40">Shoot -4</text:p>
                </text:list-item>
                <text:list-item>
                  <text:p text:style-name="P40">Blind does not stack.</text:p>
                </text:list-item>
                <text:list-item>
                  <text:p text:style-name="P40">Blind has an ongoing save.</text:p>
                </text:list-item>
                <text:list-item>
                  <text:p text:style-name="P40">For every 3 hexes you move, roll 1d6 and move one hex in a random direction</text:p>
                </text:list-item>
                <text:list-item>
                  <text:p text:style-name="P40">Blind has an ongoing save.</text:p>
                </text:list-item>
              </text:list>
            </table:table-cell>
          </table:table-row>
          <table:table-row table:style-name="Table3.1">
            <table:table-cell table:style-name="Table3.A1" office:value-type="string">
              <text:p text:style-name="P24">Blurred</text:p>
            </table:table-cell>
            <table:table-cell table:style-name="Table3.A1" office:value-type="string">
              <text:list xml:id="list144160627483470" text:continue-numbering="true" text:style-name="WWNum9">
                <text:list-item>
                  <text:p text:style-name="P40">Shoot -1</text:p>
                </text:list-item>
                <text:list-item>
                  <text:p text:style-name="P40">Blurred does not stack.</text:p>
                </text:list-item>
                <text:list-item>
                  <text:p text:style-name="P40">Blurred has no save.</text:p>
                </text:list-item>
                <text:list-item>
                  <text:p text:style-name="P40">Blurred ends based on the power.</text:p>
                </text:list-item>
              </text:list>
            </table:table-cell>
          </table:table-row>
          <table:table-row table:style-name="Table3.1">
            <table:table-cell table:style-name="Table3.A1" office:value-type="string">
              <text:p text:style-name="P24">Chill (x)</text:p>
            </table:table-cell>
            <table:table-cell table:style-name="Table3.A1" office:value-type="string">
              <text:list xml:id="list144160366608794" text:continue-numbering="true" text:style-name="WWNum9">
                <text:list-item>
                  <text:p text:style-name="P40">Damage -2(x)</text:p>
                </text:list-item>
                <text:list-item>
                  <text:p text:style-name="P40">Saves -1(x)</text:p>
                </text:list-item>
                <text:list-item>
                  <text:p text:style-name="P40">Chill gives an ongoing save.</text:p>
                </text:list-item>
                <text:list-item>
                  <text:p text:style-name="P40">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Choke</text:p>
            </table:table-cell>
            <table:table-cell table:style-name="Table3.A1" office:value-type="string">
              <text:list xml:id="list144160715155002" text:continue-numbering="true" text:style-name="WWNum9">
                <text:list-item>
                  <text:p text:style-name="P40">If you are in the area of effect, you have to save each round. <text:span text:style-name="T4">As long as you are in the area of effect, this save is not ongoing and you do not get a bonus each round.</text:span></text:p>
                </text:list-item>
                <text:list-item>
                  <text:p text:style-name="P40">Success means you can act normally, but with a -1 penalty.</text:p>
                </text:list-item>
                <text:list-item>
                  <text:p text:style-name="P40">Failure means you can take only ½ action with a -2 penalty.</text:p>
                </text:list-item>
                <text:list-item>
                  <text:p text:style-name="P41">Failure by 3 or more means you lose your action in a fit of coughing and nausea.</text:p>
                </text:list-item>
                <text:list-item>
                  <text:p text:style-name="P40">Once you leave the area of effect, <text:span text:style-name="T4">the save becomes ongoing, and </text:span>a save ends the effect.</text:p>
                </text:list-item>
              </text:list>
            </table:table-cell>
          </table:table-row>
          <table:table-row table:style-name="Table3.1">
            <table:table-cell table:style-name="Table3.A1" office:value-type="string">
              <text:p text:style-name="P24">Controlled</text:p>
            </table:table-cell>
            <table:table-cell table:style-name="Table3.A1" office:value-type="string">
              <text:list xml:id="list144161260400170" text:continue-numbering="true" text:style-name="WWNum9">
                <text:list-item>
                  <text:p text:style-name="P40">You take penalties as though you suffered Summon Sickness (1)</text:p>
                </text:list-item>
                <text:list-item>
                  <text:p text:style-name="P40">Your attacker is in control of your actions and may give you a single command each combat round.</text:p>
                </text:list-item>
                <text:list-item>
                  <text:p text:style-name="P40">You must fulfill that command to the best of your ability.</text:p>
                </text:list-item>
                <text:list-item>
                  <text:p text:style-name="P40">Controlled has an ongoing save.</text:p>
                </text:list-item>
                <text:list-item>
                  <text:p text:style-name="P40">Controlled does not stack with itself, but further applications reset the save bonus.</text:p>
                </text:list-item>
              </text:list>
            </table:table-cell>
          </table:table-row>
          <table:table-row table:style-name="Table3.1">
            <table:table-cell table:style-name="Table3.A1" office:value-type="string">
              <text:p text:style-name="P24">Crippled</text:p>
            </table:table-cell>
            <table:table-cell table:style-name="Table3.A1" office:value-type="string">
              <text:list xml:id="list144160231310145" text:continue-numbering="true" text:style-name="WWNum9">
                <text:list-item>
                  <text:p text:style-name="P40">Defense -2</text:p>
                </text:list-item>
                <text:list-item>
                  <text:p text:style-name="P40">Initiative -2</text:p>
                </text:list-item>
                <text:list-item>
                  <text:p text:style-name="P40">Ground Move -2</text:p>
                </text:list-item>
              </text:list>
            </table:table-cell>
          </table:table-row>
          <table:table-row table:style-name="Table3.1">
            <table:table-cell table:style-name="Table3.A1" office:value-type="string">
              <text:p text:style-name="P24">Cursed</text:p>
            </table:table-cell>
            <table:table-cell table:style-name="Table3.A1" office:value-type="string">
              <text:list xml:id="list144160479524898" text:continue-numbering="true" text:style-name="WWNum9">
                <text:list-item>
                  <text:p text:style-name="P40">You take a -1 penalty to all d12 rolls.</text:p>
                </text:list-item>
                <text:list-item>
                  <text:p text:style-name="P40">If you roll a natural 1 on any d12 roll, your action immediately ends and you take penetrating damage equal to your attacker’s Power die.</text:p>
                </text:list-item>
                <text:list-item>
                  <text:p text:style-name="P40">If your opposition rolls a natural 12 on any d12 roll, your action immediately ends and you take penetrating damage equal to your curser’s Power die.</text:p>
                </text:list-item>
                <text:list-item>
                  <text:p text:style-name="P40">Cursed has no ongoing save, but instead ends when it activates.</text:p>
                </text:list-item>
                <text:list-item>
                  <text:p text:style-name="P40">Cursed does not stack.</text:p>
                </text:list-item>
              </text:list>
            </table:table-cell>
          </table:table-row>
          <table:table-row table:style-name="Table3.1">
            <table:table-cell table:style-name="Table3.A1" office:value-type="string">
              <text:p text:style-name="P24">Dazed</text:p>
            </table:table-cell>
            <table:table-cell table:style-name="Table3.A1" office:value-type="string">
              <text:list xml:id="list144161190020340" text:continue-numbering="true" text:style-name="WWNum9">
                <text:list-item>
                  <text:p text:style-name="P40">Accuracy -1</text:p>
                </text:list-item>
                <text:list-item>
                  <text:p text:style-name="P40">Defense -1</text:p>
                </text:list-item>
                <text:list-item>
                  <text:p text:style-name="P40">Skills -1</text:p>
                </text:list-item>
                <text:list-item>
                  <text:p text:style-name="P40">You can only take ½ actions.</text:p>
                </text:list-item>
                <text:list-item>
                  <text:p text:style-name="P40">Daze does not stack.</text:p>
                </text:list-item>
                <text:list-item>
                  <text:p text:style-name="P40">Daze has an ongoing save.</text:p>
                </text:list-item>
                <text:list-item>
                  <text:p text:style-name="P40">You have no zone of control and cannot take disengage attacks.</text:p>
                </text:list-item>
              </text:list>
            </table:table-cell>
          </table:table-row>
          <table:table-row table:style-name="Table3.1">
            <table:table-cell table:style-name="Table3.A1" office:value-type="string">
              <text:p text:style-name="P24">Desolid</text:p>
            </table:table-cell>
            <table:table-cell table:style-name="Table3.A1" office:value-type="string">
              <text:list xml:id="list144160779112292" text:continue-numbering="true" text:style-name="WWNum9">
                <text:list-item>
                  <text:p text:style-name="P40">You cannot be attacked.</text:p>
                </text:list-item>
                <text:list-item>
                  <text:p text:style-name="P40">You can pass through objects and barriers as though they were not there.</text:p>
                </text:list-item>
              </text:list>
            </table:table-cell>
          </table:table-row>
          <table:table-row table:style-name="Table3.1">
            <table:table-cell table:style-name="Table3.A1" office:value-type="string">
              <text:p text:style-name="P24">Dissolve</text:p>
            </table:table-cell>
            <table:table-cell table:style-name="Table3.A1" office:value-type="string">
              <text:list xml:id="list144160039295889" text:continue-numbering="true" text:style-name="WWNum9">
                <text:list-item>
                  <text:p text:style-name="P40">Your armor value is reduced by the value of the dissolve.</text:p>
                </text:list-item>
                <text:list-item>
                  <text:p text:style-name="P40"><text:soft-page-break/>Dissolve stacks with itself based on the individual power.</text:p>
                </text:list-item>
                <text:list-item>
                  <text:p text:style-name="P40">Dissolve does not have an ongoing save.</text:p>
                </text:list-item>
                <text:list-item>
                  <text:p text:style-name="P40">Dissolve ends when the battle ends.</text:p>
                </text:list-item>
              </text:list>
            </table:table-cell>
          </table:table-row>
          <table:table-row table:style-name="Table3.1">
            <table:table-cell table:style-name="Table3.A1" office:value-type="string">
              <text:p text:style-name="P26">Doom</text:p>
            </table:table-cell>
            <table:table-cell table:style-name="Table3.A1" office:value-type="string">
              <text:list xml:id="list144159709436847" text:continue-numbering="true" text:style-name="WWNum9">
                <text:list-item>
                  <text:p text:style-name="P42"><text:span text:style-name="T19">Doom</text:span> <text:span text:style-name="T19">does not have an initial save</text:span>, any attack that inflicts Doom does so if it hits with no save.</text:p>
                </text:list-item>
                <text:list-item>
                  <text:p text:style-name="P42">Doom has an ongoing save.</text:p>
                </text:list-item>
                <text:list-item>
                  <text:p text:style-name="P42">If the victim fails 3 ongoing saves, he is defeated.</text:p>
                </text:list-item>
                <text:list-item>
                  <text:p text:style-name="P42">Doom does not stack with itself, and multiple applications do not apply.</text:p>
                </text:list-item>
              </text:list>
            </table:table-cell>
          </table:table-row>
          <table:table-row table:style-name="Table3.1">
            <table:table-cell table:style-name="Table3.A3" office:value-type="string">
              <text:p text:style-name="P24">Drain … (x)</text:p>
            </table:table-cell>
            <table:table-cell table:style-name="Table3.A3" office:value-type="string">
              <text:list xml:id="list144159378656155" text:continue-numbering="true" text:style-name="WWNum9">
                <text:list-item>
                  <text:p text:style-name="P40">Your … stat is reduced by x.</text:p>
                </text:list-item>
                <text:list-item>
                  <text:p text:style-name="P40">Drain does not stack.</text:p>
                </text:list-item>
                <text:list-item>
                  <text:p text:style-name="P40">Drain has an ongoing save.</text:p>
                </text:list-item>
                <text:list-item>
                  <text:p text:style-name="P40">Multiple applications of Drain will either allow a reroll on the magnitude, or reset the save bonus.</text:p>
                </text:list-item>
              </text:list>
            </table:table-cell>
          </table:table-row>
          <table:table-row table:style-name="Table3.1">
            <table:table-cell table:style-name="Table3.A1" office:value-type="string">
              <text:p text:style-name="P24">Enraged</text:p>
            </table:table-cell>
            <table:table-cell table:style-name="Table3.A1" office:value-type="string">
              <text:list xml:id="list144160084921585" text:continue-numbering="true" text:style-name="WWNum9">
                <text:list-item>
                  <text:p text:style-name="P40">Accuracy -2</text:p>
                </text:list-item>
                <text:list-item>
                  <text:p text:style-name="P40">Defense -2</text:p>
                </text:list-item>
                <text:list-item>
                  <text:p text:style-name="P40">Damage +6</text:p>
                </text:list-item>
                <text:list-item>
                  <text:p text:style-name="P40">You <text:span text:style-name="T17">must</text:span> roll each round.</text:p>
                </text:list-item>
                <text:list-item>
                  <text:p text:style-name="P40">If you roll 10+, you must make the most efficient move to the nearest character and attack them with your best attack.</text:p>
                </text:list-item>
                <text:list-item>
                  <text:p text:style-name="P40">Enraged does not stack.</text:p>
                </text:list-item>
                <text:list-item>
                  <text:p text:style-name="P40">Enraged has an ongoing save.</text:p>
                </text:list-item>
              </text:list>
            </table:table-cell>
          </table:table-row>
          <table:table-row table:style-name="Table3.1">
            <table:table-cell table:style-name="Table3.A1" office:value-type="string">
              <text:p text:style-name="P24">Entangled</text:p>
            </table:table-cell>
            <table:table-cell table:style-name="Table3.A1" office:value-type="string">
              <text:list xml:id="list144160823090331" text:continue-numbering="true" text:style-name="WWNum9">
                <text:list-item>
                  <text:p text:style-name="P40">You cannot move.</text:p>
                </text:list-item>
                <text:list-item>
                  <text:p text:style-name="P40">You cannot take any action other than attacking <text:span text:style-name="T20">or escaping</text:span> your entanglement.</text:p>
                </text:list-item>
                <text:list-item>
                  <text:p text:style-name="P40">Any attack that hits you damages the entanglement. Once the entanglement is broken, any remaining damage will affect you.</text:p>
                </text:list-item>
                <text:list-item>
                  <text:p text:style-name="P40">Entanglement does not stack, but reapplying the entangle will allow another entangle roll to take effect if it is higher than the current entangle hit points.</text:p>
                </text:list-item>
                <text:list-item>
                  <text:p text:style-name="P40">Entanglement does not have a save.</text:p>
                </text:list-item>
                <text:list-item>
                  <text:p text:style-name="P40">Entanglement ends once the hit points of the entangle are reduced to zero.</text:p>
                </text:list-item>
              </text:list>
            </table:table-cell>
          </table:table-row>
          <table:table-row table:style-name="Table3.1">
            <table:table-cell table:style-name="Table3.A1" office:value-type="string">
              <text:p text:style-name="P24">Envenomed</text:p>
            </table:table-cell>
            <table:table-cell table:style-name="Table3.A1" office:value-type="string">
              <text:list xml:id="list144160861630974" text:continue-numbering="true" text:style-name="WWNum9">
                <text:list-item>
                  <text:p text:style-name="P40">You take 1d6 penetrating damage each round (typed based on the specific power).</text:p>
                </text:list-item>
                <text:list-item>
                  <text:p text:style-name="P40">Envenomed does not stack with itself.</text:p>
                </text:list-item>
                <text:list-item>
                  <text:p text:style-name="P40">Envenomed has an ongoing save.</text:p>
                </text:list-item>
              </text:list>
            </table:table-cell>
          </table:table-row>
          <table:table-row table:style-name="Table3.1">
            <table:table-cell table:style-name="Table3.A1" office:value-type="string">
              <text:p text:style-name="P24">Festering</text:p>
            </table:table-cell>
            <table:table-cell table:style-name="Table3.A1" office:value-type="string">
              <text:list xml:id="list144160620202836" text:continue-numbering="true" text:style-name="WWNum9">
                <text:list-item>
                  <text:p text:style-name="P40">You take 1d4 penetrating disease damage each round</text:p>
                </text:list-item>
                <text:list-item>
                  <text:p text:style-name="P40">Festering does not stack with itself.</text:p>
                </text:list-item>
                <text:list-item>
                  <text:p text:style-name="P40">Festering does not have an ongoing save.</text:p>
                </text:list-item>
                <text:list-item>
                  <text:p text:style-name="P40">At the end of each round, if you gain energy on your burn roll, you can choose to lose the festering status instead of gaining the energy.</text:p>
                </text:list-item>
                <text:list-item>
                  <text:p text:style-name="P40">Alternately, if someone uses a healing power on you, they can remove the festering effect instead of returning hit points.</text:p>
                </text:list-item>
                <text:list-item>
                  <text:p text:style-name="P40">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24">Frozen</text:p>
            </table:table-cell>
            <table:table-cell table:style-name="Table3.A1" office:value-type="string">
              <text:list xml:id="list144160992105812" text:continue-numbering="true" text:style-name="WWNum9">
                <text:list-item>
                  <text:p text:style-name="P40">Frozen behaves similar to Stun.</text:p>
                </text:list-item>
                <text:list-item>
                  <text:p text:style-name="P40">You cannot act.</text:p>
                </text:list-item>
                <text:list-item>
                  <text:p text:style-name="P40">You defend at -2.</text:p>
                </text:list-item>
                <text:list-item>
                  <text:p text:style-name="P40">You gain Armor 4/4/0.</text:p>
                </text:list-item>
                <text:list-item>
                  <text:p text:style-name="P40">Frozen does not stack.</text:p>
                </text:list-item>
                <text:list-item>
                  <text:p text:style-name="P40">Frozen ends once you lose one action.</text:p>
                </text:list-item>
                <text:list-item>
                  <text:p text:style-name="P40">If you are attacked and take damage, the status ends immediately.</text:p>
                </text:list-item>
              </text:list>
            </table:table-cell>
          </table:table-row>
          <table:table-row table:style-name="Table3.1">
            <table:table-cell table:style-name="Table3.A3" office:value-type="string">
              <text:p text:style-name="P50">Grappled</text:p>
            </table:table-cell>
            <table:table-cell table:style-name="Table3.A3" office:value-type="string">
              <text:list xml:id="list144161045337494" text:continue-numbering="true" text:style-name="WWNum9">
                <text:list-item>
                  <text:p text:style-name="P45">Your enemy has a hold of you.</text:p>
                </text:list-item>
                <text:list-item>
                  <text:p text:style-name="P45">Immobilized</text:p>
                </text:list-item>
                <text:list-item>
                  <text:p text:style-name="P47">Attack -2</text:p>
                </text:list-item>
                <text:list-item>
                  <text:p text:style-name="P45">Defense -2</text:p>
                </text:list-item>
                <text:list-item>
                  <text:p text:style-name="P45"><text:span text:style-name="T21">Once e</text:span>ach round, your enemy can <text:span text:style-name="T21">either take an attack action OR can allow you an immediate save and take a half action to do one of the following:</text:span></text:p>
                </text:list-item>
                <text:list-item>
                  <text:p text:style-name="P46"><text:span text:style-name="T18">Squeeze/Slam</text:span><text:span text:style-name="T22"> – You take MUS damage and the Grapple continues.</text:span></text:p>
                </text:list-item>
                <text:list-item>
                  <text:p text:style-name="P45"><text:span text:style-name="T18">Throw</text:span> – You are thrown 1d4 hexes away and take 1d4 + MUS damage and are Prone, <text:span text:style-name="T21">but the Grapple ends.</text:span></text:p>
                </text:list-item>
                <text:list-item>
                  <text:p text:style-name="P45"><text:span text:style-name="T18">Zap</text:span> – Automatically hit you with a touch attack, or roll to hit you with a strike attack.</text:p>
                </text:list-item>
                <text:list-item>
                  <text:p text:style-name="P47">Grappled does not have an ongoing save.</text:p>
                </text:list-item>
                <text:list-item>
                  <text:p text:style-name="P47">Instead, you may break out with a Muscle test against your grappler.</text:p>
                </text:list-item>
              </text:list>
            </table:table-cell>
          </table:table-row>
          <table:table-row table:style-name="Table3.1">
            <table:table-cell table:style-name="Table3.A1" office:value-type="string">
              <text:p text:style-name="P51">Helpless</text:p>
            </table:table-cell>
            <table:table-cell table:style-name="Table3.A1" office:value-type="string">
              <text:list xml:id="list144159554206431" text:continue-numbering="true" text:style-name="WWNum9">
                <text:list-item>
                  <text:p text:style-name="P48">Grappled</text:p>
                </text:list-item>
                <text:list-item>
                  <text:p text:style-name="P48">You cannot activate attack powers, or any powers that require attack actions – exception would be powers also tagged as toggle powers.</text:p>
                </text:list-item>
              </text:list>
            </table:table-cell>
          </table:table-row>
          <table:table-row table:style-name="Table3.1">
            <table:table-cell table:style-name="Table3.A3" office:value-type="string">
              <text:p text:style-name="P24">Ignite</text:p>
            </table:table-cell>
            <table:table-cell table:style-name="Table3.A3" office:value-type="string">
              <text:list xml:id="list144160372984666" text:continue-numbering="true" text:style-name="WWNum9">
                <text:list-item>
                  <text:p text:style-name="P40">You take 1d6 penetrating damage each round (typed based on the specific power). If the damage die comes up 1 or 2, that die goes away next round. If the die comes up a 6, another burning die is added to the damage next round.</text:p>
                </text:list-item>
                <text:list-item>
                  <text:p text:style-name="P40">There is no ongoing save for Ignite. </text:p>
                </text:list-item>
                <text:list-item>
                  <text:p text:style-name="P40">Ignite does not stack with itself.</text:p>
                </text:list-item>
                <text:list-item>
                  <text:p text:style-name="P40">Ignite ends when all burning dice are gone.</text:p>
                </text:list-item>
                <text:list-item>
                  <text:p text:style-name="P40">You can choose to lose your action to “stop, drop and roll”, thereby removing all burning dice.</text:p>
                </text:list-item>
              </text:list>
            </table:table-cell>
          </table:table-row>
          <table:table-row table:style-name="Table3.1">
            <table:table-cell table:style-name="Table3.A1" office:value-type="string">
              <text:p text:style-name="P24">Immersed</text:p>
            </table:table-cell>
            <table:table-cell table:style-name="Table3.A1" office:value-type="string">
              <text:list xml:id="list144159759442377" text:continue-numbering="true" text:style-name="WWNum9">
                <text:list-item>
                  <text:p text:style-name="P40">You are in a dream-like state, unable to sense the real world around you.</text:p>
                </text:list-item>
                <text:list-item>
                  <text:p text:style-name="P40">You believe you are taking action, but are really just standing there muttering to yourself.</text:p>
                </text:list-item>
                <text:list-item>
                  <text:p text:style-name="P40">You reflexively defend yourself at -4, but get no benefit from bonus dodges or blocks.</text:p>
                </text:list-item>
                <text:list-item>
                  <text:p text:style-name="P40">Immersed does not stack, but the save is reset.</text:p>
                </text:list-item>
                <text:list-item>
                  <text:p text:style-name="P40">Immersed has an ongoing save.</text:p>
                </text:list-item>
                <text:list-item>
                  <text:p text:style-name="P40">If you are damaged while immersed, <text:soft-page-break/>you immediately get to resave to snap out of the effect.</text:p>
                </text:list-item>
              </text:list>
            </table:table-cell>
          </table:table-row>
          <table:table-row table:style-name="Table3.1">
            <table:table-cell table:style-name="Table3.A1" office:value-type="string">
              <text:p text:style-name="P24">Impaired (x)</text:p>
            </table:table-cell>
            <table:table-cell table:style-name="Table3.A1" office:value-type="string">
              <text:list xml:id="list144159449398854" text:continue-numbering="true" text:style-name="WWNum9">
                <text:list-item>
                  <text:p text:style-name="P40">Accuracy -1(x)</text:p>
                </text:list-item>
                <text:list-item>
                  <text:p text:style-name="P40">Defenses -1(x)</text:p>
                </text:list-item>
                <text:list-item>
                  <text:p text:style-name="P40">Skills -1(x)</text:p>
                </text:list-item>
                <text:list-item>
                  <text:p text:style-name="P40">Impaired might have an ongoing save (depends on the power).</text:p>
                </text:list-item>
                <text:list-item>
                  <text:p text:style-name="P40">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Locked</text:p>
            </table:table-cell>
            <table:table-cell table:style-name="Table3.A1" office:value-type="string">
              <text:list xml:id="list144161051748163" text:continue-numbering="true" text:style-name="WWNum9">
                <text:list-item>
                  <text:p text:style-name="P40">You must perform the same action you performed last round.</text:p>
                </text:list-item>
                <text:list-item>
                  <text:p text:style-name="P40">So, if you made a ½ move and attacked an enemy, you must make a ½ move and attempt to attack the same enemy.</text:p>
                </text:list-item>
                <text:list-item>
                  <text:p text:style-name="P40">Locked does not stack.</text:p>
                </text:list-item>
                <text:list-item>
                  <text:p text:style-name="P40">Locked has an ongoing save.</text:p>
                </text:list-item>
                <text:list-item>
                  <text:p text:style-name="P40">If you are attacked, the status ends immediately.</text:p>
                </text:list-item>
              </text:list>
            </table:table-cell>
          </table:table-row>
          <table:table-row table:style-name="Table3.1">
            <table:table-cell table:style-name="Table3.A1" office:value-type="string">
              <text:p text:style-name="P24">Invisible</text:p>
            </table:table-cell>
            <table:table-cell table:style-name="Table3.A1" office:value-type="string">
              <text:list xml:id="list144160308963485" text:continue-numbering="true" text:style-name="WWNum9">
                <text:list-item>
                  <text:p text:style-name="P40">Melee Defense +2</text:p>
                </text:list-item>
                <text:list-item>
                  <text:p text:style-name="P40">Missile Defense +4</text:p>
                </text:list-item>
                <text:list-item>
                  <text:p text:style-name="P40">Attack +2</text:p>
                </text:list-item>
              </text:list>
            </table:table-cell>
          </table:table-row>
          <table:table-row table:style-name="Table3.1">
            <table:table-cell table:style-name="Table3.A1" office:value-type="string">
              <text:p text:style-name="P24">Pacified</text:p>
            </table:table-cell>
            <table:table-cell table:style-name="Table3.A1" office:value-type="string">
              <text:list xml:id="list144161386282459" text:continue-numbering="true" text:style-name="WWNum9">
                <text:list-item>
                  <text:p text:style-name="P40">You cannot attack or take hostile action.</text:p>
                </text:list-item>
                <text:list-item>
                  <text:p text:style-name="P40">You can take actions that buff or assist your allies, or affect you.</text:p>
                </text:list-item>
                <text:list-item>
                  <text:p text:style-name="P40">Pacified does not stack, but the save is reset.</text:p>
                </text:list-item>
                <text:list-item>
                  <text:p text:style-name="P40">Pacified has an ongoing save.</text:p>
                </text:list-item>
                <text:list-item>
                  <text:p text:style-name="P40">If you are attacked and take damage, the status ends immediately.</text:p>
                </text:list-item>
              </text:list>
            </table:table-cell>
          </table:table-row>
          <table:table-row table:style-name="Table3.1">
            <table:table-cell table:style-name="Table3.A1" office:value-type="string">
              <text:p text:style-name="P24">Prone</text:p>
            </table:table-cell>
            <table:table-cell table:style-name="Table3.A1" office:value-type="string">
              <text:list xml:id="list144159541754496" text:continue-numbering="true" text:style-name="WWNum9">
                <text:list-item>
                  <text:p text:style-name="P40">Accuracy -2</text:p>
                </text:list-item>
                <text:list-item>
                  <text:p text:style-name="P40">Defense -2</text:p>
                </text:list-item>
                <text:list-item>
                  <text:p text:style-name="P40">It takes ½ action to get on your feet.</text:p>
                </text:list-item>
                <text:list-item>
                  <text:p text:style-name="P40">You have no zone of control, and cannot get disengage attacks.</text:p>
                </text:list-item>
              </text:list>
            </table:table-cell>
          </table:table-row>
          <table:table-row table:style-name="Table3.1">
            <table:table-cell table:style-name="Table3.A1" office:value-type="string">
              <text:p text:style-name="P25">Reduced Mass</text:p>
            </table:table-cell>
            <table:table-cell table:style-name="Table3.A1" office:value-type="string">
              <text:list xml:id="list144159984705428" text:continue-numbering="true" text:style-name="WWNum9">
                <text:list-item>
                  <text:p text:style-name="P43">Melee Damage -1 die step</text:p>
                </text:list-item>
                <text:list-item>
                  <text:p text:style-name="P43">Muscle -4</text:p>
                </text:list-item>
                <text:list-item>
                  <text:p text:style-name="P43">Move +1/3</text:p>
                </text:list-item>
                <text:list-item>
                  <text:p text:style-name="P43">Attacks against you have Extra Knock (3)</text:p>
                </text:list-item>
                <text:list-item>
                  <text:p text:style-name="P44">When you move more than 3”, you overshoot your target by 1d4-1 hexes.</text:p>
                </text:list-item>
              </text:list>
            </table:table-cell>
          </table:table-row>
          <table:table-row table:style-name="Table3.1">
            <table:table-cell table:style-name="Table3.A3" office:value-type="string">
              <text:p text:style-name="P24">Restrained</text:p>
            </table:table-cell>
            <table:table-cell table:style-name="Table3.A3" office:value-type="string">
              <text:list xml:id="list144159864545397" text:continue-numbering="true" text:style-name="WWNum9">
                <text:list-item>
                  <text:p text:style-name="P40">You drop anything you are holding.</text:p>
                </text:list-item>
                <text:list-item>
                  <text:p text:style-name="P40">You cannot use your arms/hands.</text:p>
                </text:list-item>
                <text:list-item>
                  <text:p text:style-name="P40">Device-based powers cannot be used.</text:p>
                </text:list-item>
                <text:list-item>
                  <text:p text:style-name="P45">Defense -4</text:p>
                </text:list-item>
              </text:list>
            </table:table-cell>
          </table:table-row>
          <table:table-row table:style-name="Table3.1">
            <table:table-cell table:style-name="Table3.A1" office:value-type="string">
              <text:p text:style-name="P24">Sickened (x)</text:p>
            </table:table-cell>
            <table:table-cell table:style-name="Table3.A1" office:value-type="string">
              <text:list xml:id="list144159518046150" text:continue-numbering="true" text:style-name="WWNum9">
                <text:list-item>
                  <text:p text:style-name="P40">You can move at ½ your normal rate</text:p>
                </text:list-item>
                <text:list-item>
                  <text:p text:style-name="P40">Defense -2</text:p>
                </text:list-item>
                <text:list-item>
                  <text:p text:style-name="P40">If you do anything else, you must roll and on x/12 you lose your action</text:p>
                </text:list-item>
                <text:list-item>
                  <text:p text:style-name="P40">Sickened does not stack with itself</text:p>
                </text:list-item>
                <text:list-item>
                  <text:p text:style-name="P40">Sickened has an ongoing save</text:p>
                </text:list-item>
                <text:list-item>
                  <text:p text:style-name="P40">Sickened ends immediately if you lose your action to this status</text:p>
                </text:list-item>
              </text:list>
            </table:table-cell>
          </table:table-row>
          <table:table-row table:style-name="Table3.1">
            <table:table-cell table:style-name="Table3.A1" office:value-type="string">
              <text:p text:style-name="P24">Slow (x)</text:p>
            </table:table-cell>
            <table:table-cell table:style-name="Table3.A1" office:value-type="string">
              <text:list xml:id="list144160838411101" text:continue-numbering="true" text:style-name="WWNum9">
                <text:list-item>
                  <text:p text:style-name="P40">Initiative -2(x)</text:p>
                </text:list-item>
                <text:list-item>
                  <text:p text:style-name="P40">Move -2(x)</text:p>
                </text:list-item>
                <text:list-item>
                  <text:p text:style-name="P40">Defenses -1(x)</text:p>
                </text:list-item>
                <text:list-item>
                  <text:p text:style-name="P40">You <text:span text:style-name="T17">must</text:span> roll each round, <text:span text:style-name="T6">as though you were rolling for initiative, but your actual initiative score is only affected once by the listed penalty.</text:span></text:p>
                </text:list-item>
                <text:list-item>
                  <text:p text:style-name="P40">If your <text:span text:style-name="T6">roll</text:span> for a round is negative, you lose your action that turn.</text:p>
                </text:list-item>
                <text:list-item>
                  <text:p text:style-name="P40">There is no ongoing save for Slow. </text:p>
                </text:list-item>
                <text:list-item>
                  <text:p text:style-name="P40">Slow stacks with itself each time it is applied.</text:p>
                </text:list-item>
                <text:list-item>
                  <text:p text:style-name="P40">Slow ends only when you lose your action to its effect.</text:p>
                </text:list-item>
                <text:list-item>
                  <text:p text:style-name="P40">You can choose to voluntarily lose your action to shake the effects of Slow.</text:p>
                </text:list-item>
              </text:list>
            </table:table-cell>
          </table:table-row>
          <table:table-row table:style-name="Table3.1">
            <table:table-cell table:style-name="Table3.A1" office:value-type="string">
              <text:p text:style-name="P24">Smitten</text:p>
            </table:table-cell>
            <table:table-cell table:style-name="Table3.A1" office:value-type="string">
              <text:list xml:id="list144161293857448" text:continue-numbering="true" text:style-name="WWNum9">
                <text:list-item>
                  <text:p text:style-name="P40">You cannot attack the character who gave you this status.</text:p>
                </text:list-item>
                <text:list-item>
                  <text:p text:style-name="P40">Smitten does not stack.</text:p>
                </text:list-item>
                <text:list-item>
                  <text:p text:style-name="P40">Smitten has an ongoing save.</text:p>
                </text:list-item>
                <text:list-item>
                  <text:p text:style-name="P40">Smitten ends immediately if you are attacked by the opponent that gave you this status.</text:p>
                </text:list-item>
              </text:list>
            </table:table-cell>
          </table:table-row>
          <table:table-row table:style-name="Table3.1">
            <table:table-cell table:style-name="Table3.A1" office:value-type="string">
              <text:p text:style-name="P24">Snare (x)</text:p>
            </table:table-cell>
            <table:table-cell table:style-name="Table3.A1" office:value-type="string">
              <text:list xml:id="list144160242453068" text:continue-numbering="true" text:style-name="WWNum9">
                <text:list-item>
                  <text:p text:style-name="P40">Each time you move, you roll the snare and subtract that many hexes from your movement.</text:p>
                </text:list-item>
                <text:list-item>
                  <text:p text:style-name="P40">If the snare reduces your movement to zero or less, you do not move, but still spend your movement action</text:p>
                </text:list-item>
                <text:list-item>
                  <text:p text:style-name="P40">Snares directed on characters have ongoing save.</text:p>
                </text:list-item>
                <text:list-item>
                  <text:p text:style-name="P40">Snares directed on an area have no ongoing save. They end once you leave the area.</text:p>
                </text:list-item>
                <text:list-item>
                  <text:p text:style-name="P40">Some snares have additional effects if the snare stops you from moving.</text:p>
                </text:list-item>
                <text:list-item>
                  <text:p text:style-name="P40">Snare does not stack with itself. When reapplied, the save bonus is reset to zero.</text:p>
                </text:list-item>
              </text:list>
            </table:table-cell>
          </table:table-row>
          <table:table-row table:style-name="Table3.1">
            <table:table-cell table:style-name="Table3.A1" office:value-type="string">
              <text:p text:style-name="P52">Startled</text:p>
            </table:table-cell>
            <table:table-cell table:style-name="Table3.A1" office:value-type="string">
              <text:list xml:id="list144161270866623" text:continue-numbering="true" text:style-name="WWNum9">
                <text:list-item>
                  <text:p text:style-name="P49">You immediately stop your movement, and end your turn in the hex you were startled.</text:p>
                </text:list-item>
                <text:list-item>
                  <text:p text:style-name="P49">Startled immediately ends and thus has no ongoing save or stacking.</text:p>
                </text:list-item>
              </text:list>
            </table:table-cell>
          </table:table-row>
          <table:table-row table:style-name="Table3.1">
            <table:table-cell table:style-name="Table3.A3" office:value-type="string">
              <text:p text:style-name="P24">Stunned</text:p>
            </table:table-cell>
            <table:table-cell table:style-name="Table3.A3" office:value-type="string">
              <text:list xml:id="list144160876404366" text:continue-numbering="true" text:style-name="WWNum9">
                <text:list-item>
                  <text:p text:style-name="P40">All toggle powers turn off.</text:p>
                </text:list-item>
                <text:list-item>
                  <text:p text:style-name="P40">You can take ½ action, but only to run or fly.</text:p>
                </text:list-item>
                <text:list-item>
                  <text:p text:style-name="P40">You wander 1 hex for every 3 hexes moved.</text:p>
                </text:list-item>
                <text:list-item>
                  <text:p text:style-name="P40">You cannot activate powers (aside from run/fly).</text:p>
                </text:list-item>
                <text:list-item>
                  <text:p text:style-name="P40">You cannot attack.</text:p>
                </text:list-item>
                <text:list-item>
                  <text:p text:style-name="P40">You can defend at -2.</text:p>
                </text:list-item>
                <text:list-item>
                  <text:p text:style-name="P40">Stun does not have an ongoing save.</text:p>
                </text:list-item>
                <text:list-item>
                  <text:p text:style-name="P40">Stun does not stack.</text:p>
                </text:list-item>
                <text:list-item>
                  <text:p text:style-name="P40">Stun ends after one stunned action is taken.</text:p>
                </text:list-item>
              </text:list>
            </table:table-cell>
          </table:table-row>
          <table:table-row table:style-name="Table3.1">
            <table:table-cell table:style-name="Table3.A1" office:value-type="string">
              <text:p text:style-name="P24">Summon Sickness (x)</text:p>
            </table:table-cell>
            <table:table-cell table:style-name="Table3.A1" office:value-type="string">
              <text:list xml:id="list144161002177919" text:continue-numbering="true" text:style-name="WWNum9">
                <text:list-item>
                  <text:p text:style-name="P40">Accuracy -1(x)</text:p>
                </text:list-item>
                <text:list-item>
                  <text:p text:style-name="P40">Defenses -1(x)</text:p>
                </text:list-item>
                <text:list-item>
                  <text:p text:style-name="P40">Skills -1(x)</text:p>
                </text:list-item>
                <text:list-item>
                  <text:p text:style-name="P40">Damage -2(x)</text:p>
                </text:list-item>
                <text:list-item>
                  <text:p text:style-name="P40">Saves -1(x)</text:p>
                </text:list-item>
              </text:list>
            </table:table-cell>
          </table:table-row>
          <table:table-row table:style-name="Table3.1">
            <table:table-cell table:style-name="Table3.A1" office:value-type="string">
              <text:p text:style-name="P24">Taunted</text:p>
            </table:table-cell>
            <table:table-cell table:style-name="Table3.A1" office:value-type="string">
              <text:list xml:id="list144159802637998" text:continue-numbering="true" text:style-name="WWNum9">
                <text:list-item>
                  <text:p text:style-name="P40">If the character who taunted you is close enough to attack, you feel compelled to attack him instead of any other target.</text:p>
                </text:list-item>
                <text:list-item>
                  <text:p text:style-name="P40">You can attack other targets, but take -2 accuracy and -4 damage if you do so.</text:p>
                </text:list-item>
                <text:list-item>
                  <text:p text:style-name="P40">Taunt has an ongoing save.</text:p>
                </text:list-item>
                <text:list-item>
                  <text:p text:style-name="P40"><text:soft-page-break/>Taunt does not stack with itself, but the save resets instead.</text:p>
                </text:list-item>
                <text:list-item>
                  <text:p text:style-name="P40">If you are too far to attack, or out of line of sight, the taunt automatically ends.</text:p>
                </text:list-item>
              </text:list>
            </table:table-cell>
          </table:table-row>
          <table:table-row table:style-name="Table3.1">
            <table:table-cell table:style-name="Table3.A1" office:value-type="string">
              <text:p text:style-name="P24">Winded (x)</text:p>
            </table:table-cell>
            <table:table-cell table:style-name="Table3.A1" office:value-type="string">
              <text:list xml:id="list144161154627906" text:continue-numbering="true" text:style-name="WWNum9">
                <text:list-item>
                  <text:p text:style-name="P40">At the end of each round, your burn rate is increased by (x).</text:p>
                </text:list-item>
                <text:list-item>
                  <text:p text:style-name="P40">Winded has an ongoing save.</text:p>
                </text:list-item>
                <text:list-item>
                  <text:p text:style-name="P40">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4">Wounded (x)</text:p>
            </table:table-cell>
            <table:table-cell table:style-name="Table3.A1" office:value-type="string">
              <text:list xml:id="list144161171087247" text:continue-numbering="true" text:style-name="WWNum9">
                <text:list-item>
                  <text:p text:style-name="P40">Your maximum hit points are reduced by x.</text:p>
                </text:list-item>
                <text:list-item>
                  <text:p text:style-name="P40">Wounded stacks with itself.</text:p>
                </text:list-item>
                <text:list-item>
                  <text:p text:style-name="P40">Wounded has no ongoing save.</text:p>
                </text:list-item>
                <text:list-item>
                  <text:p text:style-name="P40">Wounded is reduced once you receive medical attention at a rate at 8 points a day.</text:p>
                </text:list-item>
              </text:list>
            </table:table-cell>
          </table:table-row>
        </table:table>
        <text:p text:style-name="P10"/>
        <text:p text:style-name="P10"/>
        <text:p text:style-name="P10"/>
        <text:p text:style-name="P11"/>
        <text:p text:style-name="P3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0</meta:editing-cycles>
    <meta:creation-date>2022-06-07T13:44:00</meta:creation-date>
    <dc:date>2023-07-15T14:41:59.136000000</dc:date>
    <meta:editing-duration>PT3H42M33S</meta:editing-duration>
    <meta:generator>LibreOffice/7.4.2.3$Windows_X86_64 LibreOffice_project/382eef1f22670f7f4118c8c2dd222ec7ad009daf</meta:generator>
    <meta:document-statistic meta:table-count="3" meta:image-count="0" meta:object-count="0" meta:page-count="11" meta:paragraph-count="473" meta:word-count="6257" meta:character-count="32895" meta:non-whitespace-character-count="27351"/>
    <meta:user-defined meta:name="AppVersion">16.0000</meta:user-defined>
    <meta:template xlink:type="simple" xlink:actuate="onRequest" xlink:title="Normal.dotm" xlink:href=""/>
  </office:meta>
</office:document-meta>
</file>